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4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 a todos, esse é o curso de orientação a objetos com Java.</text:span><text:span text:style-name="T3"> </text:span><text:span text:style-name="T1">Neste hands-on vamos ver a questão dos modificadores de acesso.</text:span><text:span text:style-name="T3"> </text:span><text:span text:style-name="T1">Eu falei na aula aí os tipos, quando pode acessar, quando não pode, tá?</text:span><text:span text:style-name="T3"> </text:span><text:span text:style-name="T1">A ideia é a gente mostrar na prática aqui pouco dessas questões do acesso.</text:span><text:span text:style-name="T3"> </text:span><text:span text:style-name="T1">Então assim, a gente não vai fazer nada que funciona mas a gente vai ver aqui,</text:span><text:span text:style-name="T3"> </text:span><text:span text:style-name="T1">pelos erros aqui, que vão dar quando é que a gente consegue acessar cada</text:span><text:span text:style-name="T3"> </text:span><text:span text:style-name="T1">tipo de modificador.</text:span><text:span text:style-name="T3"> </text:span><text:span text:style-name="T1">Então eu vou criar aqui novo projeto para gente poder fazer essa experiência.</text:span><text:span text:style-name="T3"> </text:span><text:span text:style-name="T1">Certo?</text:span><text:span text:style-name="T3"> </text:span><text:span text:style-name="T1">Eu vou chamar aqui de "experiência acesso".</text:span><text:span text:style-name="T3"> </text:span><text:span text:style-name="T1">Certo?</text:span><text:span text:style-name="T3"> </text:span><text:span text:style-name="T1">Então o que é que eu vou fazer?</text:span><text:span text:style-name="T3"> </text:span><text:span text:style-name="T1">Eu vou criar aqui pacote.</text:span><text:span text:style-name="T3"> </text:span><text:span text:style-name="T1">Eu vou ser muito criativo e vou chamar o pacote de "pacote".</text:span><text:span text:style-name="T3"> </text:span><text:span text:style-name="T1">Certo?</text:span><text:span text:style-name="T3"> </text:span><text:span text:style-name="T1">Dentro desse pacote,</text:span><text:span text:style-name="T3"> </text:span><text:span text:style-name="T1">eu vou criar a classe que vai ser a nossa referência.</text:span><text:span text:style-name="T3"> </text:span><text:span text:style-name="T1">Então vou chamar ela de referência.</text:span><text:span text:style-name="T3"> </text:span><text:span text:style-name="T1">E aí vou criar variáveis com os diferentes modificadores de acesso.</text:span><text:span text:style-name="T3"> </text:span><text:span text:style-name="T1">Então vou criar tudo inteiro aqui no "modificadorDefault".</text:span><text:span text:style-name="T3"> </text:span><text:span text:style-name="T1">Vou criar aqui "public</text:span><text:span text:style-name="T3"> </text:span><text:span text:style-name="T1">int modificadorPublico".</text:span><text:span text:style-name="T3"> </text:span><text:span text:style-name="T1">Vou criar aqui protegido,</text:span><text:span text:style-name="T3"> </text:span><text:span text:style-name="T1">o "protected int ModificadorProtegido" E</text:span><text:span text:style-name="T3"> </text:span><text:span text:style-name="T1">vou criar aqui "private" que vai ser o</text:span><text:span text:style-name="T3"> </text:span><text:span text:style-name="T1">modificador Privado.</text:span><text:span text:style-name="T3"> </text:span><text:span text:style-name="T1">Então, só para a gente ver aqui, eu vou criar então, só para a gente ver como é</text:span><text:span text:style-name="T3"> </text:span><text:span text:style-name="T1">que a gente vai fazer, método na própria classe,</text:span><text:span text:style-name="T3"> </text:span><text:span text:style-name="T1">que vou chamar aqui de "propriaClasse",</text:span><text:span text:style-name="T3"> </text:span><text:span text:style-name="T1">para agente ver quais desses eu consigo acessar na própria classe.</text:span><text:span text:style-name="T3"> </text:span><text:span text:style-name="T1">Então, "modificadorDefault".</text:span><text:span text:style-name="T3"> </text:span><text:span text:style-name="T1">Consigo Certo?</text:span><text:span text:style-name="T3"> </text:span><text:span text:style-name="T1">"ModificadorPublico".</text:span><text:span text:style-name="T3"> </text:span><text:span text:style-name="T1">Também consigo.</text:span><text:span text:style-name="T3"> </text:span><text:span text:style-name="T1">Certo?</text:span><text:span text:style-name="T3"> </text:span><text:span text:style-name="T1">"ModificadorProtegido".</text:span><text:span text:style-name="T3"> </text:span><text:span text:style-name="T1">Olha lá, também deixou.</text:span><text:span text:style-name="T3"> </text:span><text:span text:style-name="T1">E o "ModificadorPrivado", certo?</text:span><text:span text:style-name="T3"> </text:span><text:span text:style-name="T1">Também consigo.</text:span><text:span text:style-name="T3"> </text:span><text:span text:style-name="T1">Tá, então na classe aqui eu acesso tudo.</text:span><text:span text:style-name="T3"> </text:span><text:span text:style-name="T1">Eu vou chamar aqui de "teste acesso".</text:span><text:span text:style-name="T3"> </text:span><text:span text:style-name="T1">Então é para ver quando é que eu consigo acessar ou não as variáveis.</text:span><text:span text:style-name="T3"> </text:span><text:span text:style-name="T1">Então, por exemplo, eu vou criar aqui agora uma outra classe.</text:span><text:span text:style-name="T3"> </text:span><text:span text:style-name="T1">Certo?</text:span><text:span text:style-name="T3"> </text:span><text:span text:style-name="T1">Vou chamar aqui, vou criar aqui num pacote que vou chamar de "outro".</text:span><text:span text:style-name="T3"> </text:span><text:span text:style-name="T1">Então é uma outra classe, que não tem nada a ver com essa, num outro pacote.</text:span><text:span text:style-name="T3"> </text:span><text:span text:style-name="T1">Então, eu</text:span><text:span text:style-name="T3"> </text:span><text:span text:style-name="T1">vou criar aqui o meu teste de acesso.</text:span><text:span text:style-name="T3"> </text:span><text:span text:style-name="T1">Vou criar aqui a referência,</text:span><text:span text:style-name="T3"> </text:span><text:span text:style-name="T1">"Referencia r = new Referencia" E vou</text:span><text:span text:style-name="T3"> </text:span><text:span text:style-name="T1">ver qual desses aqui consigo acessar.</text:span><text:span text:style-name="T3"> </text:span><text:span text:style-name="T2"> </text:span><text:span text:style-name="T1">Então</text:span><text:span text:style-name="T3"> </text:span><text:span text:style-name="T1">bota aqui "r.", "r.".</text:span><text:span text:style-name="T3"> </text:span><text:span text:style-name="T1">Tá?</text:span><text:span text:style-name="T3"> </text:span><text:span text:style-name="T1">Qual é o problema?</text:span><text:span text:style-name="T3"> </text:span><text:span text:style-name="T1">Não importou a classe.</text:span><text:span text:style-name="T3"> </text:span><text:span text:style-name="T1">Então vamos importar aqui a classe para a gente ver.</text:span><text:span text:style-name="T3"> </text:span><text:span text:style-name="T1">Então, note aqui o "default" ele está dando erro,</text:span><text:span text:style-name="T3"> </text:span><text:span text:style-name="T1">se eu vier aqui ele me dá exatamente, está dizendo que não é visível.</text:span><text:span text:style-name="T3"> </text:span><text:span text:style-name="T1">Então se eu clicar aqui do lado,</text:span><text:span text:style-name="T3"> </text:span><text:span text:style-name="T1">ele mostra o erro aqui, de que não é visível aquela.</text:span><text:span text:style-name="T3"> </text:span><text:span text:style-name="T1">Tá vendo?</text:span><text:span text:style-name="T3"> </text:span><text:span text:style-name="T1">Ele não está visível, então vou colocar comentário aqui só para a gente ver.</text:span><text:span text:style-name="T3"> </text:span><text:span text:style-name="T1">Então, por exemplo, numa outra classe de outro pacote que não tem nada a ver com</text:span><text:span text:style-name="T3"> </text:span><text:span text:style-name="T1">ela somente o público ele é visível.</text:span><text:span text:style-name="T3"> </text:span><text:span text:style-name="T1">Eu vou criar aqui uma classe que eu vou chamar</text:span><text:span text:style-name="T3"> </text:span><text:span text:style-name="T1">aqui de "outramesmopacote".</text:span><text:span text:style-name="T3"> </text:span><text:span text:style-name="T1">Certo?</text:span><text:span text:style-name="T3"> </text:span><text:span text:style-name="T1">Eu vou fazer a mesma coisa que eu fiz aqui na outra,</text:span><text:span text:style-name="T3"> </text:span><text:span text:style-name="T1">só que a única diferença é que ela está no mesmo pacote que a minha referência.</text:span><text:span text:style-name="T3"> </text:span><text:span text:style-name="T1">Ela está no pacote "pacote".</text:span><text:span text:style-name="T3"> </text:span><text:span text:style-name="T1">Então, o público ele consegue, o "Default" ele consegue.</text:span><text:span text:style-name="T3"> </text:span><text:span text:style-name="T1">O "Protegido" também consegue,</text:span><text:span text:style-name="T3"> </text:span><text:span text:style-name="T1">só o "Privado" que ele vai dar erro ali de visibilidade.</text:span><text:span text:style-name="T3"> </text:span><text:span text:style-name="T1">Tá?</text:span><text:span text:style-name="T3"> </text:span><text:span text:style-name="T1">Ótimo.</text:span><text:span text:style-name="T3"> </text:span><text:span text:style-name="T1">Vou criar agora aqui no outro pacote, tá?</text:span><text:span text:style-name="T3"> </text:span><text:span text:style-name="T1">Uma classe que eu vou chamar de "sub".</text:span><text:span text:style-name="T3"> </text:span><text:span text:style-name="T1">Certo?</text:span><text:span text:style-name="T3"> </text:span><text:span text:style-name="T1">Que vai estender a minha classe.</text:span><text:span text:style-name="T3"> </text:span><text:span text:style-name="T1">Então essa classe "sub" eu vou dar aqui</text:span><text:span text:style-name="T3"> </text:span><text:span text:style-name="T1">"extends Referencia", certo?</text:span><text:span text:style-name="T3"> </text:span><text:span text:style-name="T1">Opa. Temos que importar ela,</text:span><text:span text:style-name="T3"> </text:span><text:span text:style-name="T1">senão ele não reconhece.</text:span><text:span text:style-name="T3"> </text:span><text:span text:style-name="T1">Então eu vou pegar aqui, esse teste de acesso.</text:span><text:span text:style-name="T3"> </text:span><text:span text:style-name="T1">Vou sobreescrever até o método aqui.</text:span><text:span text:style-name="T3"> </text:span><text:span text:style-name="T1">AÍ, viu que ele não consegue.</text:span><text:span text:style-name="T3"> </text:span><text:span text:style-name="T1">Nesse caso, a gente viu que ele dá erro aqui, no que tem o "modificadorDefault"</text:span><text:span text:style-name="T3"> </text:span><text:span text:style-name="T1">e no "modificadorPrivado", ele só consegue o público e o protegido.</text:span><text:span text:style-name="T3"> </text:span><text:span text:style-name="T1">Tá, então a gente pode ver aqui aquilo que a gente aprendeu</text:span><text:span text:style-name="T3"> </text:span><text:span text:style-name="T1">na aula de controle de acesso.</text:span><text:span text:style-name="T3"> </text:span><text:span text:style-name="T1">A gente tem aqui na própria classe, pode acessar qualquer tipo,</text:span><text:span text:style-name="T3"> </text:span><text:span text:style-name="T1">outras classes somente os públicos.</text:span><text:span text:style-name="T3"> </text:span><text:span text:style-name="T1">Outras classes do mesmo pacote,</text:span><text:span text:style-name="T3"> </text:span><text:span text:style-name="T1">eu consigo "Default", o "Publico" e o "Protegido".</text:span><text:span text:style-name="T3"> </text:span><text:span text:style-name="T1">E subclasses somente o "Publico" e o "Protegido".</text:span><text:span text:style-name="T3"> </text:span><text:span text:style-name="T1">Tá certo?</text:span><text:span text:style-name="T3"> </text:span><text:span text:style-name="T1">Então, o "Publico" é qualquer lugar,</text:span><text:span text:style-name="T3"> </text:span><text:span text:style-name="T1">o "Privado" é só na própria classe.</text:span><text:span text:style-name="T3"> </text:span><text:span text:style-name="T1">O "Default" só na própria classe e classes do mesmo pacote.</text:span><text:span text:style-name="T3"> </text:span><text:span text:style-name="T1">E o "Protegido" somente na própria classe no mesmo</text:span><text:span text:style-name="T3"> </text:span><text:span text:style-name="T1">pacote e subclasses.</text:span><text:span text:style-name="T3"> </text:span><text:span text:style-name="T1">Tá, espero que vendo assim,</text:span><text:span text:style-name="T3"> </text:span><text:span text:style-name="T1">tenha sido possível fixar melhor essa questão dos modificadores de acesso.</text:span><text:span text:style-name="T3"> </text:span><text:span text:style-name="T1">Espero que tenham entendido e gostado da aula.</text:span><text:span text:style-name="T3"> </text:span><text:span text:style-name="T4">Até a próxima.</text:span><text:span text:style-name="T3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5.1.6.2$Windows_x86 LibreOffice_project/07ac168c60a517dba0f0d7bc7540f5afa45f0909</meta:generator>
    <dc:date>2017-01-24T11:17:44.671000000</dc:date>
    <meta:document-statistic meta:table-count="0" meta:image-count="0" meta:object-count="0" meta:page-count="1" meta:paragraph-count="1" meta:word-count="744" meta:character-count="4211" meta:non-whitespace-character-count="3465"/>
    <meta:user-defined meta:name="Info 1"/>
    <meta:user-defined meta:name="Info 2"/>
    <meta:user-defined meta:name="Info 3"/>
    <meta:user-defined meta:name="Info 4"/>
  </office:meta>
</office:document-meta>
</file>